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1.0516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4244in"/>
    </style:style>
    <style:style style:name="co6" style:family="table-column">
      <style:table-column-properties fo:break-before="auto" style:column-width="0.589in"/>
    </style:style>
    <style:style style:name="co7" style:family="table-column">
      <style:table-column-properties fo:break-before="auto" style:column-width="0.4925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071in"/>
    </style:style>
    <style:style style:name="co13" style:family="table-column">
      <style:table-column-properties fo:break-before="auto" style:column-width="0.8874in"/>
    </style:style>
    <style:style style:name="co14" style:family="table-column">
      <style:table-column-properties fo:break-before="auto" style:column-width="0.6173in"/>
    </style:style>
    <style:style style:name="co15" style:family="table-column">
      <style:table-column-properties fo:break-before="auto" style:column-width="1.0035in"/>
    </style:style>
    <style:style style:name="co16" style:family="table-column">
      <style:table-column-properties fo:break-before="auto" style:column-width="0.6075in"/>
    </style:style>
    <style:style style:name="co17" style:family="table-column">
      <style:table-column-properties fo:break-before="auto" style:column-width="0.8008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6272in"/>
    </style:style>
    <style:style style:name="co20" style:family="table-column">
      <style:table-column-properties fo:break-before="auto" style:column-width="0.9744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598in" fo:break-before="auto" style:use-optimal-row-height="true"/>
    </style:style>
    <style:style style:name="ta1" style:family="table" style:master-page-name="PageStyle_5f_GPT-3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fo:background-color="#bdbdbd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61">
      <style:table-cell-properties fo:background-color="#bdbdbd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dbdbd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dbdbd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dbdbd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bdbdbd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1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f7981d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bdbdbd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" style:family="table-cell" style:parent-style-name="Default" style:data-style-name="N120">
      <style:table-cell-properties fo:background-color="#bdbdbd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0">
      <style:table-cell-properties fo:background-color="#bdbdbd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">
      <style:table-cell-properties fo:background-color="#bdbdbd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fo:background-color="#bdbdbd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20" table:number-columns-repeated="992" table:default-cell-style-name="Default"/>
        <table:table-row table:style-name="ro1">
          <table:table-cell table:style-name="ce1"/>
          <table:table-cell table:style-name="ce4" office:value-type="string">
            <text:p>advertised params</text:p>
          </table:table-cell>
          <table:table-cell table:style-name="ce8" office:value-type="string">
            <text:p>n_layers</text:p>
          </table:table-cell>
          <table:table-cell table:style-name="ce8" office:value-type="string">
            <text:p>d_model</text:p>
          </table:table-cell>
          <table:table-cell table:style-name="ce8" office:value-type="string">
            <text:p>n_heads</text:p>
          </table:table-cell>
          <table:table-cell table:style-name="ce8" office:value-type="string">
            <text:p>d_head</text:p>
          </table:table-cell>
          <table:table-cell table:style-name="ce11" office:value-type="string">
            <text:p>n_ctx</text:p>
          </table:table-cell>
          <table:table-cell table:style-name="ce11" office:value-type="string">
            <text:p>n_vocab</text:p>
          </table:table-cell>
          <table:table-cell table:style-name="ce11" office:value-type="string">
            <text:p>d_ff</text:p>
          </table:table-cell>
          <table:table-cell table:style-name="ce12" office:value-type="string">
            <text:p>LayerNorm</text:p>
          </table:table-cell>
          <table:table-cell table:style-name="ce13" office:value-type="string">
            <text:p>layer W_Q</text:p>
          </table:table-cell>
          <table:table-cell table:style-name="ce13" office:value-type="string">
            <text:p>layer W_K</text:p>
          </table:table-cell>
          <table:table-cell table:style-name="ce13" office:value-type="string">
            <text:p>layer W_V</text:p>
          </table:table-cell>
          <table:table-cell table:style-name="ce13" office:value-type="string">
            <text:p>layer W_O</text:p>
          </table:table-cell>
          <table:table-cell table:style-name="ce13" office:value-type="string">
            <text:p>Attn sublayer</text:p>
          </table:table-cell>
          <table:table-cell table:style-name="ce13" office:value-type="string">
            <text:p>Attention</text:p>
          </table:table-cell>
          <table:table-cell table:style-name="ce12" office:value-type="string">
            <text:p>MLP up-proj</text:p>
          </table:table-cell>
          <table:table-cell table:style-name="ce12" office:value-type="string">
            <text:p>up-proj bias</text:p>
          </table:table-cell>
          <table:table-cell table:style-name="ce16" office:value-type="string">
            <text:p>MLP down-proj</text:p>
          </table:table-cell>
          <table:table-cell table:style-name="ce12" office:value-type="string">
            <text:p>down-proj bias</text:p>
          </table:table-cell>
          <table:table-cell table:style-name="ce13" office:value-type="string">
            <text:p>MLP sublayer</text:p>
          </table:table-cell>
          <table:table-cell table:style-name="ce13" office:value-type="string">
            <text:p>MLP</text:p>
          </table:table-cell>
          <table:table-cell table:style-name="ce13" office:value-type="string">
            <text:p>Embed</text:p>
          </table:table-cell>
          <table:table-cell table:style-name="ce16" office:value-type="string">
            <text:p>Positional Embed</text:p>
          </table:table-cell>
          <table:table-cell table:style-name="ce12" office:value-type="string">
            <text:p>Unembed</text:p>
          </table:table-cell>
          <table:table-cell table:style-name="ce4" office:value-type="string">
            <text:p>predicted params</text:p>
          </table:table-cell>
          <table:table-cell table:style-name="ce18" office:value-type="string">
            <text:p>% Error</text:p>
          </table:table-cell>
          <table:table-cell table:style-name="ce21" office:value-type="string">
            <text:p>% Attention</text:p>
          </table:table-cell>
          <table:table-cell table:style-name="ce13" office:value-type="string">
            <text:p>% MLP</text:p>
          </table:table-cell>
          <table:table-cell table:style-name="ce13" office:value-type="string">
            <text:p>% Embed</text:p>
          </table:table-cell>
          <table:table-cell table:style-name="ce12" office:value-type="string">
            <text:p>% Pos Embed</text:p>
          </table:table-cell>
          <table:table-cell table:style-name="ce13" office:value-type="string">
            <text:p>Total %</text:p>
          </table:table-cell>
          <table:table-cell table:number-columns-repeated="992"/>
        </table:table-row>
        <table:table-row table:style-name="ro1">
          <table:table-cell table:style-name="ce1"/>
          <table:table-cell table:style-name="ce5"/>
          <table:table-cell table:style-name="ce1" office:value-type="string">
            <text:p>L</text:p>
          </table:table-cell>
          <table:table-cell table:style-name="ce1" office:value-type="string">
            <text:p>m</text:p>
          </table:table-cell>
          <table:table-cell table:style-name="ce1" office:value-type="string">
            <text:p>h</text:p>
          </table:table-cell>
          <table:table-cell table:style-name="ce1" office:value-type="string">
            <text:p>m/h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4m</text:p>
          </table:table-cell>
          <table:table-cell table:style-name="ce1" office:value-type="string">
            <text:p>2m</text:p>
          </table:table-cell>
          <table:table-cell table:number-columns-repeated="3" table:style-name="ce1" office:value-type="string">
            <text:p>m*h*(m/h)</text:p>
          </table:table-cell>
          <table:table-cell table:style-name="ce1" office:value-type="string">
            <text:p>m*m</text:p>
          </table:table-cell>
          <table:table-cell table:style-name="ce1" office:value-type="string">
            <text:p>J+sum(K:N)</text:p>
          </table:table-cell>
          <table:table-cell table:style-name="ce1" office:value-type="string">
            <text:p>O * L</text:p>
          </table:table-cell>
          <table:table-cell table:style-name="ce1" office:value-type="string">
            <text:p>m*4m</text:p>
          </table:table-cell>
          <table:table-cell table:style-name="ce1" office:value-type="string">
            <text:p>4m</text:p>
          </table:table-cell>
          <table:table-cell table:style-name="ce1" office:value-type="string">
            <text:p>4m*m</text:p>
          </table:table-cell>
          <table:table-cell table:style-name="ce1" office:value-type="string">
            <text:p>m</text:p>
          </table:table-cell>
          <table:table-cell table:style-name="ce1" office:value-type="string">
            <text:p>J+sum(P:S)</text:p>
          </table:table-cell>
          <table:table-cell table:style-name="ce1" office:value-type="string">
            <text:p>U * L</text:p>
          </table:table-cell>
          <table:table-cell table:style-name="ce1" office:value-type="string">
            <text:p>mv</text:p>
          </table:table-cell>
          <table:table-cell table:style-name="ce1" office:value-type="string">
            <text:p>mc</text:p>
          </table:table-cell>
          <table:table-cell table:style-name="ce17" office:value-type="string">
            <text:p>tied to Embed</text:p>
          </table:table-cell>
          <table:table-cell table:style-name="ce5"/>
          <table:table-cell table:style-name="ce19"/>
          <table:table-cell table:style-name="ce22" table:number-columns-repeated="5"/>
          <table:table-cell table:number-columns-repeated="992"/>
        </table:table-row>
        <table:table-row table:style-name="ro1">
          <table:table-cell table:style-name="ce2" office:value-type="string">
            <text:p>GPT-2 Small 124M</text:p>
          </table:table-cell>
          <table:table-cell table:style-name="ce6" office:value-type="float" office:value="124000000">
            <text:p>124,000,00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12">
            <text:p>12</text:p>
          </table:table-cell>
          <table:table-cell table:style-name="ce2" table:formula="of:=[.D3]/[.E3]" office:value-type="float" office:value="64">
            <text:p>64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50257">
            <text:p>50257</text:p>
          </table:table-cell>
          <table:table-cell table:style-name="ce3" table:formula="of:=4*[.D3]" office:value-type="float" office:value="3072">
            <text:p>3072</text:p>
          </table:table-cell>
          <table:table-cell table:style-name="ce3" table:formula="of:=2*[.D3]" office:value-type="float" office:value="1536">
            <text:p>1536</text:p>
          </table:table-cell>
          <table:table-cell table:style-name="ce3" table:formula="of:=[.$D3]*[.$F3]*[.$E3]" office:value-type="float" office:value="589824">
            <text:p>589824</text:p>
          </table:table-cell>
          <table:table-cell table:style-name="ce3" table:formula="of:=[.$D3]*[.$F3]*[.$E3]" office:value-type="float" office:value="589824">
            <text:p>589824</text:p>
          </table:table-cell>
          <table:table-cell table:style-name="ce3" table:formula="of:=[.$D3]*[.$F3]*[.$E3]" office:value-type="float" office:value="589824">
            <text:p>589824</text:p>
          </table:table-cell>
          <table:table-cell table:style-name="ce3" table:formula="of:=[.D3]*[.D3]" office:value-type="float" office:value="589824">
            <text:p>589824</text:p>
          </table:table-cell>
          <table:table-cell table:style-name="ce3" table:formula="of:=SUM([.J3:.N3])" office:value-type="float" office:value="2360832">
            <text:p>2360832</text:p>
          </table:table-cell>
          <table:table-cell table:style-name="ce3" table:formula="of:=[.O3]*[.C3]" office:value-type="float" office:value="28329984">
            <text:p>28329984</text:p>
          </table:table-cell>
          <table:table-cell table:style-name="ce3" table:formula="of:=[.D3]*4*[.D3]" office:value-type="float" office:value="2359296">
            <text:p>2359296</text:p>
          </table:table-cell>
          <table:table-cell table:style-name="ce3" table:formula="of:=4*[.D3]" office:value-type="float" office:value="3072">
            <text:p>3072</text:p>
          </table:table-cell>
          <table:table-cell table:style-name="ce3" table:formula="of:=4*[.D3]*[.D3]" office:value-type="float" office:value="2359296">
            <text:p>2359296</text:p>
          </table:table-cell>
          <table:table-cell table:style-name="ce3" table:formula="of:=[.D3]" office:value-type="float" office:value="768">
            <text:p>768</text:p>
          </table:table-cell>
          <table:table-cell table:style-name="ce3" table:formula="of:=[.J3]+SUM([.Q3:.T3])" office:value-type="float" office:value="4723968">
            <text:p>4723968</text:p>
          </table:table-cell>
          <table:table-cell table:style-name="ce3" table:formula="of:=[.U3]*[.C3]" office:value-type="float" office:value="56687616">
            <text:p>56687616</text:p>
          </table:table-cell>
          <table:table-cell table:style-name="ce7" table:formula="of:=[.D3]*[.H3]" office:value-type="float" office:value="38597376">
            <text:p>38,597,376</text:p>
          </table:table-cell>
          <table:table-cell table:style-name="ce7" table:formula="of:=[.D3]*[.G3]" office:value-type="float" office:value="786432">
            <text:p>786,432</text:p>
          </table:table-cell>
          <table:table-cell table:style-name="ce6" office:value-type="float" office:value="0">
            <text:p>0</text:p>
          </table:table-cell>
          <table:table-cell table:style-name="ce7" table:formula="of:=[.W3]+[.X3]+[.P3]+[.V3]" office:value-type="float" office:value="124401408">
            <text:p>124,401,408</text:p>
          </table:table-cell>
          <table:table-cell table:style-name="ce20" table:formula="of:=([.$B3]-[.Z3])/[.$B3]" office:value-type="percentage" office:value="-0.00323716129032258">
            <text:p>-0.3%</text:p>
          </table:table-cell>
          <table:table-cell table:style-name="ce14" table:formula="of:=([.O3]*[.C3])/[.Z3]" office:value-type="percentage" office:value="0.227730412826196">
            <text:p>22.77%</text:p>
          </table:table-cell>
          <table:table-cell table:style-name="ce14" table:formula="of:=([.U3]*[.C3])/[.Z3]" office:value-type="percentage" office:value="0.455683073940771">
            <text:p>45.57%</text:p>
          </table:table-cell>
          <table:table-cell table:style-name="ce14" table:formula="of:=[.W3]/[.Z3]" office:value-type="percentage" office:value="0.31026478414135">
            <text:p>31.03%</text:p>
          </table:table-cell>
          <table:table-cell table:style-name="ce14" table:formula="of:=[.X3]/[.Z3]" office:value-type="percentage" office:value="0.00632172909168359">
            <text:p>0.63%</text:p>
          </table:table-cell>
          <table:table-cell table:style-name="ce14" table:formula="of:=SUM([.AB3:.AE3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GPT-2 Medium 345M</text:p>
          </table:table-cell>
          <table:table-cell table:style-name="ce6" office:value-type="float" office:value="345000000">
            <text:p>345,000,00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16">
            <text:p>16</text:p>
          </table:table-cell>
          <table:table-cell table:style-name="ce2" table:formula="of:=[.D4]/[.E4]" office:value-type="float" office:value="64">
            <text:p>64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50257">
            <text:p>50257</text:p>
          </table:table-cell>
          <table:table-cell table:style-name="ce3" table:formula="of:=4*[.D4]" office:value-type="float" office:value="4096">
            <text:p>4096</text:p>
          </table:table-cell>
          <table:table-cell table:style-name="ce3" table:formula="of:=2*[.D4]" office:value-type="float" office:value="2048">
            <text:p>2048</text:p>
          </table:table-cell>
          <table:table-cell table:style-name="ce3" table:formula="of:=[.$D4]*[.$F4]*[.$E4]" office:value-type="float" office:value="1048576">
            <text:p>1048576</text:p>
          </table:table-cell>
          <table:table-cell table:style-name="ce3" table:formula="of:=[.$D4]*[.$F4]*[.$E4]" office:value-type="float" office:value="1048576">
            <text:p>1048576</text:p>
          </table:table-cell>
          <table:table-cell table:style-name="ce3" table:formula="of:=[.$D4]*[.$F4]*[.$E4]" office:value-type="float" office:value="1048576">
            <text:p>1048576</text:p>
          </table:table-cell>
          <table:table-cell table:style-name="ce3" table:formula="of:=[.D4]*[.D4]" office:value-type="float" office:value="1048576">
            <text:p>1048576</text:p>
          </table:table-cell>
          <table:table-cell table:style-name="ce3" table:formula="of:=SUM([.J4:.N4])" office:value-type="float" office:value="4196352">
            <text:p>4196352</text:p>
          </table:table-cell>
          <table:table-cell table:style-name="ce3" table:formula="of:=[.O4]*[.C4]" office:value-type="float" office:value="100712448">
            <text:p>100712448</text:p>
          </table:table-cell>
          <table:table-cell table:style-name="ce3" table:formula="of:=[.D4]*4*[.D4]" office:value-type="float" office:value="4194304">
            <text:p>4194304</text:p>
          </table:table-cell>
          <table:table-cell table:style-name="ce3" table:formula="of:=4*[.D4]" office:value-type="float" office:value="4096">
            <text:p>4096</text:p>
          </table:table-cell>
          <table:table-cell table:style-name="ce3" table:formula="of:=4*[.D4]*[.D4]" office:value-type="float" office:value="4194304">
            <text:p>4194304</text:p>
          </table:table-cell>
          <table:table-cell table:style-name="ce3" table:formula="of:=[.D4]" office:value-type="float" office:value="1024">
            <text:p>1024</text:p>
          </table:table-cell>
          <table:table-cell table:style-name="ce3" table:formula="of:=[.J4]+SUM([.Q4:.T4])" office:value-type="float" office:value="8395776">
            <text:p>8395776</text:p>
          </table:table-cell>
          <table:table-cell table:style-name="ce3" table:formula="of:=[.U4]*[.C4]" office:value-type="float" office:value="201498624">
            <text:p>201498624</text:p>
          </table:table-cell>
          <table:table-cell table:style-name="ce7" table:formula="of:=[.D4]*[.H4]" office:value-type="float" office:value="51463168">
            <text:p>51,463,168</text:p>
          </table:table-cell>
          <table:table-cell table:style-name="ce7" table:formula="of:=[.D4]*[.G4]" office:value-type="float" office:value="1048576">
            <text:p>1,048,576</text:p>
          </table:table-cell>
          <table:table-cell table:style-name="ce6" office:value-type="float" office:value="0">
            <text:p>0</text:p>
          </table:table-cell>
          <table:table-cell table:style-name="ce7" table:formula="of:=[.W4]+[.X4]+[.P4]+[.V4]" office:value-type="float" office:value="354722816">
            <text:p>354,722,816</text:p>
          </table:table-cell>
          <table:table-cell table:style-name="ce20" table:formula="of:=([.$B4]-[.Z4])/[.$B4]" office:value-type="percentage" office:value="-0.0281820753623188">
            <text:p>-2.8%</text:p>
          </table:table-cell>
          <table:table-cell table:style-name="ce14" table:formula="of:=([.O4]*[.C4])/[.Z4]" office:value-type="percentage" office:value="0.283918720356573">
            <text:p>28.39%</text:p>
          </table:table-cell>
          <table:table-cell table:style-name="ce14" table:formula="of:=([.U4]*[.C4])/[.Z4]" office:value-type="percentage" office:value="0.568045287506964">
            <text:p>56.80%</text:p>
          </table:table-cell>
          <table:table-cell table:style-name="ce14" table:formula="of:=[.W4]/[.Z4]" office:value-type="percentage" office:value="0.145079948846595">
            <text:p>14.51%</text:p>
          </table:table-cell>
          <table:table-cell table:style-name="ce14" table:formula="of:=[.X4]/[.Z4]" office:value-type="percentage" office:value="0.00295604328986833">
            <text:p>0.30%</text:p>
          </table:table-cell>
          <table:table-cell table:style-name="ce14" table:formula="of:=SUM([.AB4:.AE4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GPT-2 Large 774M</text:p>
          </table:table-cell>
          <table:table-cell table:style-name="ce6" office:value-type="float" office:value="774000000">
            <text:p>774,000,00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280">
            <text:p>1280</text:p>
          </table:table-cell>
          <table:table-cell table:style-name="ce2" office:value-type="float" office:value="20">
            <text:p>20</text:p>
          </table:table-cell>
          <table:table-cell table:style-name="ce2" table:formula="of:=[.D5]/[.E5]" office:value-type="float" office:value="64">
            <text:p>64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50257">
            <text:p>50257</text:p>
          </table:table-cell>
          <table:table-cell table:style-name="ce3" table:formula="of:=4*[.D5]" office:value-type="float" office:value="5120">
            <text:p>5120</text:p>
          </table:table-cell>
          <table:table-cell table:style-name="ce3" table:formula="of:=2*[.D5]" office:value-type="float" office:value="2560">
            <text:p>2560</text:p>
          </table:table-cell>
          <table:table-cell table:style-name="ce3" table:formula="of:=[.$D5]*[.$F5]*[.$E5]" office:value-type="float" office:value="1638400">
            <text:p>1638400</text:p>
          </table:table-cell>
          <table:table-cell table:style-name="ce3" table:formula="of:=[.$D5]*[.$F5]*[.$E5]" office:value-type="float" office:value="1638400">
            <text:p>1638400</text:p>
          </table:table-cell>
          <table:table-cell table:style-name="ce3" table:formula="of:=[.$D5]*[.$F5]*[.$E5]" office:value-type="float" office:value="1638400">
            <text:p>1638400</text:p>
          </table:table-cell>
          <table:table-cell table:style-name="ce3" table:formula="of:=[.D5]*[.D5]" office:value-type="float" office:value="1638400">
            <text:p>1638400</text:p>
          </table:table-cell>
          <table:table-cell table:style-name="ce3" table:formula="of:=SUM([.J5:.N5])" office:value-type="float" office:value="6556160">
            <text:p>6556160</text:p>
          </table:table-cell>
          <table:table-cell table:style-name="ce3" table:formula="of:=[.O5]*[.C5]" office:value-type="float" office:value="236021760">
            <text:p>236021760</text:p>
          </table:table-cell>
          <table:table-cell table:style-name="ce3" table:formula="of:=[.D5]*4*[.D5]" office:value-type="float" office:value="6553600">
            <text:p>6553600</text:p>
          </table:table-cell>
          <table:table-cell table:style-name="ce3" table:formula="of:=4*[.D5]" office:value-type="float" office:value="5120">
            <text:p>5120</text:p>
          </table:table-cell>
          <table:table-cell table:style-name="ce3" table:formula="of:=4*[.D5]*[.D5]" office:value-type="float" office:value="6553600">
            <text:p>6553600</text:p>
          </table:table-cell>
          <table:table-cell table:style-name="ce3" table:formula="of:=[.D5]" office:value-type="float" office:value="1280">
            <text:p>1280</text:p>
          </table:table-cell>
          <table:table-cell table:style-name="ce3" table:formula="of:=[.J5]+SUM([.Q5:.T5])" office:value-type="float" office:value="13116160">
            <text:p>13116160</text:p>
          </table:table-cell>
          <table:table-cell table:style-name="ce3" table:formula="of:=[.U5]*[.C5]" office:value-type="float" office:value="472181760">
            <text:p>472181760</text:p>
          </table:table-cell>
          <table:table-cell table:style-name="ce7" table:formula="of:=[.D5]*[.H5]" office:value-type="float" office:value="64328960">
            <text:p>64,328,960</text:p>
          </table:table-cell>
          <table:table-cell table:style-name="ce7" table:formula="of:=[.D5]*[.G5]" office:value-type="float" office:value="1310720">
            <text:p>1,310,720</text:p>
          </table:table-cell>
          <table:table-cell table:style-name="ce6" office:value-type="float" office:value="0">
            <text:p>0</text:p>
          </table:table-cell>
          <table:table-cell table:style-name="ce7" table:formula="of:=[.W5]+[.X5]+[.P5]+[.V5]" office:value-type="float" office:value="773843200">
            <text:p>773,843,200</text:p>
          </table:table-cell>
          <table:table-cell table:style-name="ce20" table:formula="of:=([.$B5]-[.Z5])/[.$B5]" office:value-type="percentage" office:value="0.000202583979328165">
            <text:p>0.0%</text:p>
          </table:table-cell>
          <table:table-cell table:style-name="ce14" table:formula="of:=([.O5]*[.C5])/[.Z5]" office:value-type="percentage" office:value="0.304999462423395">
            <text:p>30.50%</text:p>
          </table:table-cell>
          <table:table-cell table:style-name="ce14" table:formula="of:=([.U5]*[.C5])/[.Z5]" office:value-type="percentage" office:value="0.610177565687726">
            <text:p>61.02%</text:p>
          </table:table-cell>
          <table:table-cell table:style-name="ce14" table:formula="of:=[.W5]/[.Z5]" office:value-type="percentage" office:value="0.0831291920637152">
            <text:p>8.31%</text:p>
          </table:table-cell>
          <table:table-cell table:style-name="ce14" table:formula="of:=[.X5]/[.Z5]" office:value-type="percentage" office:value="0.00169377982516355">
            <text:p>0.17%</text:p>
          </table:table-cell>
          <table:table-cell table:style-name="ce14" table:formula="of:=SUM([.AB5:.AE5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2" office:value-type="string">
            <text:p>GPT-2 XL 1.5B</text:p>
          </table:table-cell>
          <table:table-cell table:style-name="ce6" office:value-type="float" office:value="1558000000">
            <text:p>1,558,000,00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25">
            <text:p>25</text:p>
          </table:table-cell>
          <table:table-cell table:style-name="ce2" table:formula="of:=[.D6]/[.E6]" office:value-type="float" office:value="64">
            <text:p>64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50257">
            <text:p>50257</text:p>
          </table:table-cell>
          <table:table-cell table:style-name="ce3" table:formula="of:=4*[.D6]" office:value-type="float" office:value="6400">
            <text:p>6400</text:p>
          </table:table-cell>
          <table:table-cell table:style-name="ce3" table:formula="of:=2*[.D6]" office:value-type="float" office:value="3200">
            <text:p>3200</text:p>
          </table:table-cell>
          <table:table-cell table:style-name="ce3" table:formula="of:=[.$D6]*[.$F6]*[.$E6]" office:value-type="float" office:value="2560000">
            <text:p>2560000</text:p>
          </table:table-cell>
          <table:table-cell table:style-name="ce3" table:formula="of:=[.$D6]*[.$F6]*[.$E6]" office:value-type="float" office:value="2560000">
            <text:p>2560000</text:p>
          </table:table-cell>
          <table:table-cell table:style-name="ce3" table:formula="of:=[.$D6]*[.$F6]*[.$E6]" office:value-type="float" office:value="2560000">
            <text:p>2560000</text:p>
          </table:table-cell>
          <table:table-cell table:style-name="ce3" table:formula="of:=[.D6]*[.D6]" office:value-type="float" office:value="2560000">
            <text:p>2560000</text:p>
          </table:table-cell>
          <table:table-cell table:style-name="ce3" table:formula="of:=SUM([.J6:.N6])" office:value-type="float" office:value="10243200">
            <text:p>10243200</text:p>
          </table:table-cell>
          <table:table-cell table:style-name="ce3" table:formula="of:=[.O6]*[.C6]" office:value-type="float" office:value="491673600">
            <text:p>491673600</text:p>
          </table:table-cell>
          <table:table-cell table:style-name="ce3" table:formula="of:=[.D6]*4*[.D6]" office:value-type="float" office:value="10240000">
            <text:p>10240000</text:p>
          </table:table-cell>
          <table:table-cell table:style-name="ce3" table:formula="of:=4*[.D6]" office:value-type="float" office:value="6400">
            <text:p>6400</text:p>
          </table:table-cell>
          <table:table-cell table:style-name="ce3" table:formula="of:=4*[.D6]*[.D6]" office:value-type="float" office:value="10240000">
            <text:p>10240000</text:p>
          </table:table-cell>
          <table:table-cell table:style-name="ce3" table:formula="of:=[.D6]" office:value-type="float" office:value="1600">
            <text:p>1600</text:p>
          </table:table-cell>
          <table:table-cell table:style-name="ce3" table:formula="of:=[.J6]+SUM([.Q6:.T6])" office:value-type="float" office:value="20491200">
            <text:p>20491200</text:p>
          </table:table-cell>
          <table:table-cell table:style-name="ce3" table:formula="of:=[.U6]*[.C6]" office:value-type="float" office:value="983577600">
            <text:p>983577600</text:p>
          </table:table-cell>
          <table:table-cell table:style-name="ce7" table:formula="of:=[.D6]*[.H6]" office:value-type="float" office:value="80411200">
            <text:p>80,411,200</text:p>
          </table:table-cell>
          <table:table-cell table:style-name="ce7" table:formula="of:=[.D6]*[.G6]" office:value-type="float" office:value="1638400">
            <text:p>1,638,400</text:p>
          </table:table-cell>
          <table:table-cell table:style-name="ce6" office:value-type="float" office:value="0">
            <text:p>0</text:p>
          </table:table-cell>
          <table:table-cell table:style-name="ce7" table:formula="of:=[.W6]+[.X6]+[.P6]+[.V6]" office:value-type="float" office:value="1557300800">
            <text:p>1,557,300,800</text:p>
          </table:table-cell>
          <table:table-cell table:style-name="ce20" table:formula="of:=([.$B6]-[.Z6])/[.$B6]" office:value-type="percentage" office:value="0.000448780487804878">
            <text:p>0.0%</text:p>
          </table:table-cell>
          <table:table-cell table:style-name="ce14" table:formula="of:=([.O6]*[.C6])/[.Z6]" office:value-type="percentage" office:value="0.315721664048461">
            <text:p>31.57%</text:p>
          </table:table-cell>
          <table:table-cell table:style-name="ce14" table:formula="of:=([.U6]*[.C6])/[.Z6]" office:value-type="percentage" office:value="0.631591276393103">
            <text:p>63.16%</text:p>
          </table:table-cell>
          <table:table-cell table:style-name="ce14" table:formula="of:=[.W6]/[.Z6]" office:value-type="percentage" office:value="0.0516349827855993">
            <text:p>5.16%</text:p>
          </table:table-cell>
          <table:table-cell table:style-name="ce14" table:formula="of:=[.X6]/[.Z6]" office:value-type="percentage" office:value="0.00105207677283669">
            <text:p>0.11%</text:p>
          </table:table-cell>
          <table:table-cell table:style-name="ce14" table:formula="of:=SUM([.AB6:.AE6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GPT-3 Small</text:p>
          </table:table-cell>
          <table:table-cell table:style-name="ce7" office:value-type="float" office:value="125000000">
            <text:p>125,000,00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768">
            <text:p>768</text:p>
          </table:table-cell>
          <table:table-cell table:style-name="ce3" office:value-type="float" office:value="12">
            <text:p>12</text:p>
          </table:table-cell>
          <table:table-cell table:style-name="ce2" table:formula="of:=[.D7]/[.E7]" office:value-type="float" office:value="64">
            <text:p>64</text:p>
          </table:table-cell>
          <table:table-cell table:style-name="ce3" office:value-type="float" office:value="2048">
            <text:p>2048</text:p>
          </table:table-cell>
          <table:table-cell table:style-name="ce2" office:value-type="float" office:value="50257">
            <text:p>50257</text:p>
          </table:table-cell>
          <table:table-cell table:style-name="ce3" table:formula="of:=4*[.D7]" office:value-type="float" office:value="3072">
            <text:p>3072</text:p>
          </table:table-cell>
          <table:table-cell table:style-name="ce3" table:formula="of:=2*[.D7]" office:value-type="float" office:value="1536">
            <text:p>1536</text:p>
          </table:table-cell>
          <table:table-cell table:style-name="ce3" table:formula="of:=[.$D7]*[.$F7]*[.$E7]" office:value-type="float" office:value="589824">
            <text:p>589824</text:p>
          </table:table-cell>
          <table:table-cell table:style-name="ce3" table:formula="of:=[.$D7]*[.$F7]*[.$E7]" office:value-type="float" office:value="589824">
            <text:p>589824</text:p>
          </table:table-cell>
          <table:table-cell table:style-name="ce3" table:formula="of:=[.$D7]*[.$F7]*[.$E7]" office:value-type="float" office:value="589824">
            <text:p>589824</text:p>
          </table:table-cell>
          <table:table-cell table:style-name="ce3" table:formula="of:=[.D7]*[.D7]" office:value-type="float" office:value="589824">
            <text:p>589824</text:p>
          </table:table-cell>
          <table:table-cell table:style-name="ce3" table:formula="of:=SUM([.J7:.N7])" office:value-type="float" office:value="2360832">
            <text:p>2360832</text:p>
          </table:table-cell>
          <table:table-cell table:style-name="ce3" table:formula="of:=[.O7]*[.C7]" office:value-type="float" office:value="28329984">
            <text:p>28329984</text:p>
          </table:table-cell>
          <table:table-cell table:style-name="ce3" table:formula="of:=[.D7]*4*[.D7]" office:value-type="float" office:value="2359296">
            <text:p>2359296</text:p>
          </table:table-cell>
          <table:table-cell table:style-name="ce3" table:formula="of:=4*[.D7]" office:value-type="float" office:value="3072">
            <text:p>3072</text:p>
          </table:table-cell>
          <table:table-cell table:style-name="ce3" table:formula="of:=4*[.D7]*[.D7]" office:value-type="float" office:value="2359296">
            <text:p>2359296</text:p>
          </table:table-cell>
          <table:table-cell table:style-name="ce3" table:formula="of:=[.D7]" office:value-type="float" office:value="768">
            <text:p>768</text:p>
          </table:table-cell>
          <table:table-cell table:style-name="ce3" table:formula="of:=[.J7]+SUM([.Q7:.T7])" office:value-type="float" office:value="4723968">
            <text:p>4723968</text:p>
          </table:table-cell>
          <table:table-cell table:style-name="ce3" table:formula="of:=[.U7]*[.C7]" office:value-type="float" office:value="56687616">
            <text:p>56687616</text:p>
          </table:table-cell>
          <table:table-cell table:style-name="ce7" table:formula="of:=[.D7]*[.H7]" office:value-type="float" office:value="38597376">
            <text:p>38,597,376</text:p>
          </table:table-cell>
          <table:table-cell table:style-name="ce7" table:formula="of:=[.D7]*[.G7]" office:value-type="float" office:value="1572864">
            <text:p>1,572,864</text:p>
          </table:table-cell>
          <table:table-cell table:style-name="ce6" office:value-type="string">
            <text:p>?</text:p>
          </table:table-cell>
          <table:table-cell table:style-name="ce7" table:formula="of:=[.W7]+[.X7]+[.P7]+[.V7]" office:value-type="float" office:value="125187840">
            <text:p>125,187,840</text:p>
          </table:table-cell>
          <table:table-cell table:style-name="ce20" table:formula="of:=([.$B7]-[.Z7])/[.$B7]" office:value-type="percentage" office:value="-0.00150272">
            <text:p>-0.2%</text:p>
          </table:table-cell>
          <table:table-cell table:style-name="ce14" table:formula="of:=([.O7]*[.C7])/[.Z7]" office:value-type="percentage" office:value="0.226299806754394">
            <text:p>22.63%</text:p>
          </table:table-cell>
          <table:table-cell table:style-name="ce14" table:formula="of:=([.U7]*[.C7])/[.Z7]" office:value-type="percentage" office:value="0.452820465629889">
            <text:p>45.28%</text:p>
          </table:table-cell>
          <table:table-cell table:style-name="ce14" table:formula="of:=[.W7]/[.Z7]" office:value-type="percentage" office:value="0.308315695837551">
            <text:p>30.83%</text:p>
          </table:table-cell>
          <table:table-cell table:style-name="ce14" table:formula="of:=[.X7]/[.Z7]" office:value-type="percentage" office:value="0.0125640317781663">
            <text:p>1.26%</text:p>
          </table:table-cell>
          <table:table-cell table:style-name="ce14" table:formula="of:=SUM([.AB7:.AE7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GPT-3 Medium</text:p>
          </table:table-cell>
          <table:table-cell table:style-name="ce7" office:value-type="float" office:value="350000000">
            <text:p>350,000,000</text:p>
          </table:table-cell>
          <table:table-cell table:style-name="ce3" office:value-type="float" office:value="24">
            <text:p>24</text:p>
          </table:table-cell>
          <table:table-cell table:style-name="ce9" office:value-type="float" office:value="1024">
            <text:p>1024</text:p>
          </table:table-cell>
          <table:table-cell table:style-name="ce9" office:value-type="float" office:value="16">
            <text:p>16</text:p>
          </table:table-cell>
          <table:table-cell table:style-name="ce2" table:formula="of:=[.D8]/[.E8]" office:value-type="float" office:value="64">
            <text:p>64</text:p>
          </table:table-cell>
          <table:table-cell table:style-name="ce3" office:value-type="float" office:value="2048">
            <text:p>2048</text:p>
          </table:table-cell>
          <table:table-cell table:style-name="ce2" office:value-type="float" office:value="50257">
            <text:p>50257</text:p>
          </table:table-cell>
          <table:table-cell table:style-name="ce3" table:formula="of:=4*[.D8]" office:value-type="float" office:value="4096">
            <text:p>4096</text:p>
          </table:table-cell>
          <table:table-cell table:style-name="ce3" table:formula="of:=2*[.D8]" office:value-type="float" office:value="2048">
            <text:p>2048</text:p>
          </table:table-cell>
          <table:table-cell table:style-name="ce3" table:formula="of:=[.$D8]*[.$F8]*[.$E8]" office:value-type="float" office:value="1048576">
            <text:p>1048576</text:p>
          </table:table-cell>
          <table:table-cell table:style-name="ce3" table:formula="of:=[.$D8]*[.$F8]*[.$E8]" office:value-type="float" office:value="1048576">
            <text:p>1048576</text:p>
          </table:table-cell>
          <table:table-cell table:style-name="ce3" table:formula="of:=[.$D8]*[.$F8]*[.$E8]" office:value-type="float" office:value="1048576">
            <text:p>1048576</text:p>
          </table:table-cell>
          <table:table-cell table:style-name="ce3" table:formula="of:=[.D8]*[.D8]" office:value-type="float" office:value="1048576">
            <text:p>1048576</text:p>
          </table:table-cell>
          <table:table-cell table:style-name="ce3" table:formula="of:=SUM([.J8:.N8])" office:value-type="float" office:value="4196352">
            <text:p>4196352</text:p>
          </table:table-cell>
          <table:table-cell table:style-name="ce3" table:formula="of:=[.O8]*[.C8]" office:value-type="float" office:value="100712448">
            <text:p>100712448</text:p>
          </table:table-cell>
          <table:table-cell table:style-name="ce3" table:formula="of:=[.D8]*4*[.D8]" office:value-type="float" office:value="4194304">
            <text:p>4194304</text:p>
          </table:table-cell>
          <table:table-cell table:style-name="ce3" table:formula="of:=4*[.D8]" office:value-type="float" office:value="4096">
            <text:p>4096</text:p>
          </table:table-cell>
          <table:table-cell table:style-name="ce3" table:formula="of:=4*[.D8]*[.D8]" office:value-type="float" office:value="4194304">
            <text:p>4194304</text:p>
          </table:table-cell>
          <table:table-cell table:style-name="ce3" table:formula="of:=[.D8]" office:value-type="float" office:value="1024">
            <text:p>1024</text:p>
          </table:table-cell>
          <table:table-cell table:style-name="ce3" table:formula="of:=[.J8]+SUM([.Q8:.T8])" office:value-type="float" office:value="8395776">
            <text:p>8395776</text:p>
          </table:table-cell>
          <table:table-cell table:style-name="ce3" table:formula="of:=[.U8]*[.C8]" office:value-type="float" office:value="201498624">
            <text:p>201498624</text:p>
          </table:table-cell>
          <table:table-cell table:style-name="ce7" table:formula="of:=[.D8]*[.H8]" office:value-type="float" office:value="51463168">
            <text:p>51,463,168</text:p>
          </table:table-cell>
          <table:table-cell table:style-name="ce7" table:formula="of:=[.D8]*[.G8]" office:value-type="float" office:value="2097152">
            <text:p>2,097,152</text:p>
          </table:table-cell>
          <table:table-cell table:style-name="ce6" office:value-type="string">
            <text:p>?</text:p>
          </table:table-cell>
          <table:table-cell table:style-name="ce7" table:formula="of:=[.W8]+[.X8]+[.P8]+[.V8]" office:value-type="float" office:value="355771392">
            <text:p>355,771,392</text:p>
          </table:table-cell>
          <table:table-cell table:style-name="ce20" table:formula="of:=([.$B8]-[.Z8])/[.$B8]" office:value-type="percentage" office:value="-0.0164896914285714">
            <text:p>-1.6%</text:p>
          </table:table-cell>
          <table:table-cell table:style-name="ce14" table:formula="of:=([.O8]*[.C8])/[.Z8]" office:value-type="percentage" office:value="0.283081917952526">
            <text:p>28.31%</text:p>
          </table:table-cell>
          <table:table-cell table:style-name="ce14" table:formula="of:=([.U8]*[.C8])/[.Z8]" office:value-type="percentage" office:value="0.566371070105603">
            <text:p>56.64%</text:p>
          </table:table-cell>
          <table:table-cell table:style-name="ce14" table:formula="of:=[.W8]/[.Z8]" office:value-type="percentage" office:value="0.144652350237312">
            <text:p>14.47%</text:p>
          </table:table-cell>
          <table:table-cell table:style-name="ce14" table:formula="of:=[.X8]/[.Z8]" office:value-type="percentage" office:value="0.00589466170455886">
            <text:p>0.59%</text:p>
          </table:table-cell>
          <table:table-cell table:style-name="ce14" table:formula="of:=SUM([.AB8:.AE8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GPT-3 Large</text:p>
          </table:table-cell>
          <table:table-cell table:style-name="ce7" office:value-type="float" office:value="760000000">
            <text:p>760,000,000</text:p>
          </table:table-cell>
          <table:table-cell table:style-name="ce3" office:value-type="float" office:value="24">
            <text:p>24</text:p>
          </table:table-cell>
          <table:table-cell table:style-name="ce10" office:value-type="float" office:value="1536">
            <text:p>1536</text:p>
          </table:table-cell>
          <table:table-cell table:style-name="ce10" office:value-type="float" office:value="16">
            <text:p>16</text:p>
          </table:table-cell>
          <table:table-cell table:style-name="ce2" table:formula="of:=[.D9]/[.E9]" office:value-type="float" office:value="96">
            <text:p>96</text:p>
          </table:table-cell>
          <table:table-cell table:style-name="ce3" office:value-type="float" office:value="2048">
            <text:p>2048</text:p>
          </table:table-cell>
          <table:table-cell table:style-name="ce2" office:value-type="float" office:value="50257">
            <text:p>50257</text:p>
          </table:table-cell>
          <table:table-cell table:style-name="ce3" table:formula="of:=4*[.D9]" office:value-type="float" office:value="6144">
            <text:p>6144</text:p>
          </table:table-cell>
          <table:table-cell table:style-name="ce3" table:formula="of:=2*[.D9]" office:value-type="float" office:value="3072">
            <text:p>3072</text:p>
          </table:table-cell>
          <table:table-cell table:style-name="ce3" table:formula="of:=[.$D9]*[.$F9]*[.$E9]" office:value-type="float" office:value="2359296">
            <text:p>2359296</text:p>
          </table:table-cell>
          <table:table-cell table:style-name="ce3" table:formula="of:=[.$D9]*[.$F9]*[.$E9]" office:value-type="float" office:value="2359296">
            <text:p>2359296</text:p>
          </table:table-cell>
          <table:table-cell table:style-name="ce3" table:formula="of:=[.$D9]*[.$F9]*[.$E9]" office:value-type="float" office:value="2359296">
            <text:p>2359296</text:p>
          </table:table-cell>
          <table:table-cell table:style-name="ce3" table:formula="of:=[.D9]*[.D9]" office:value-type="float" office:value="2359296">
            <text:p>2359296</text:p>
          </table:table-cell>
          <table:table-cell table:style-name="ce3" table:formula="of:=SUM([.J9:.N9])" office:value-type="float" office:value="9440256">
            <text:p>9440256</text:p>
          </table:table-cell>
          <table:table-cell table:style-name="ce3" table:formula="of:=[.O9]*[.C9]" office:value-type="float" office:value="226566144">
            <text:p>226566144</text:p>
          </table:table-cell>
          <table:table-cell table:style-name="ce3" table:formula="of:=[.D9]*4*[.D9]" office:value-type="float" office:value="9437184">
            <text:p>9437184</text:p>
          </table:table-cell>
          <table:table-cell table:style-name="ce3" table:formula="of:=4*[.D9]" office:value-type="float" office:value="6144">
            <text:p>6144</text:p>
          </table:table-cell>
          <table:table-cell table:style-name="ce3" table:formula="of:=4*[.D9]*[.D9]" office:value-type="float" office:value="9437184">
            <text:p>9437184</text:p>
          </table:table-cell>
          <table:table-cell table:style-name="ce3" table:formula="of:=[.D9]" office:value-type="float" office:value="1536">
            <text:p>1536</text:p>
          </table:table-cell>
          <table:table-cell table:style-name="ce3" table:formula="of:=[.J9]+SUM([.Q9:.T9])" office:value-type="float" office:value="18885120">
            <text:p>18885120</text:p>
          </table:table-cell>
          <table:table-cell table:style-name="ce3" table:formula="of:=[.U9]*[.C9]" office:value-type="float" office:value="453242880">
            <text:p>453242880</text:p>
          </table:table-cell>
          <table:table-cell table:style-name="ce7" table:formula="of:=[.D9]*[.H9]" office:value-type="float" office:value="77194752">
            <text:p>77,194,752</text:p>
          </table:table-cell>
          <table:table-cell table:style-name="ce7" table:formula="of:=[.D9]*[.G9]" office:value-type="float" office:value="3145728">
            <text:p>3,145,728</text:p>
          </table:table-cell>
          <table:table-cell table:style-name="ce6" office:value-type="string">
            <text:p>?</text:p>
          </table:table-cell>
          <table:table-cell table:style-name="ce7" table:formula="of:=[.W9]+[.X9]+[.P9]+[.V9]" office:value-type="float" office:value="760149504">
            <text:p>760,149,504</text:p>
          </table:table-cell>
          <table:table-cell table:style-name="ce20" table:formula="of:=([.$B9]-[.Z9])/[.$B9]" office:value-type="percentage" office:value="-0.000196715789473684">
            <text:p>0.0%</text:p>
          </table:table-cell>
          <table:table-cell table:style-name="ce14" table:formula="of:=([.O9]*[.C9])/[.Z9]" office:value-type="percentage" office:value="0.298054715299794">
            <text:p>29.81%</text:p>
          </table:table-cell>
          <table:table-cell table:style-name="ce14" table:formula="of:=([.U9]*[.C9])/[.Z9]" office:value-type="percentage" office:value="0.596254917769439">
            <text:p>59.63%</text:p>
          </table:table-cell>
          <table:table-cell table:style-name="ce14" table:formula="of:=[.W9]/[.Z9]" office:value-type="percentage" office:value="0.101552065210583">
            <text:p>10.16%</text:p>
          </table:table-cell>
          <table:table-cell table:style-name="ce14" table:formula="of:=[.X9]/[.Z9]" office:value-type="percentage" office:value="0.00413830172018372">
            <text:p>0.41%</text:p>
          </table:table-cell>
          <table:table-cell table:style-name="ce14" table:formula="of:=SUM([.AB9:.AE9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GPT-3 XL</text:p>
          </table:table-cell>
          <table:table-cell table:style-name="ce7" office:value-type="float" office:value="1300000000">
            <text:p>1,300,000,000</text:p>
          </table:table-cell>
          <table:table-cell table:style-name="ce3" office:value-type="float" office:value="24">
            <text:p>24</text:p>
          </table:table-cell>
          <table:table-cell table:style-name="ce9" office:value-type="float" office:value="2048">
            <text:p>2048</text:p>
          </table:table-cell>
          <table:table-cell table:style-name="ce9" office:value-type="float" office:value="16">
            <text:p>16</text:p>
          </table:table-cell>
          <table:table-cell table:style-name="ce2" table:formula="of:=[.D10]/[.E10]" office:value-type="float" office:value="128">
            <text:p>128</text:p>
          </table:table-cell>
          <table:table-cell table:style-name="ce3" office:value-type="float" office:value="2048">
            <text:p>2048</text:p>
          </table:table-cell>
          <table:table-cell table:style-name="ce2" office:value-type="float" office:value="50257">
            <text:p>50257</text:p>
          </table:table-cell>
          <table:table-cell table:style-name="ce3" table:formula="of:=4*[.D10]" office:value-type="float" office:value="8192">
            <text:p>8192</text:p>
          </table:table-cell>
          <table:table-cell table:style-name="ce3" table:formula="of:=2*[.D10]" office:value-type="float" office:value="4096">
            <text:p>4096</text:p>
          </table:table-cell>
          <table:table-cell table:style-name="ce3" table:formula="of:=[.$D10]*[.$F10]*[.$E10]" office:value-type="float" office:value="4194304">
            <text:p>4194304</text:p>
          </table:table-cell>
          <table:table-cell table:style-name="ce3" table:formula="of:=[.$D10]*[.$F10]*[.$E10]" office:value-type="float" office:value="4194304">
            <text:p>4194304</text:p>
          </table:table-cell>
          <table:table-cell table:style-name="ce3" table:formula="of:=[.$D10]*[.$F10]*[.$E10]" office:value-type="float" office:value="4194304">
            <text:p>4194304</text:p>
          </table:table-cell>
          <table:table-cell table:style-name="ce3" table:formula="of:=[.D10]*[.D10]" office:value-type="float" office:value="4194304">
            <text:p>4194304</text:p>
          </table:table-cell>
          <table:table-cell table:style-name="ce3" table:formula="of:=SUM([.J10:.N10])" office:value-type="float" office:value="16781312">
            <text:p>16781312</text:p>
          </table:table-cell>
          <table:table-cell table:style-name="ce3" table:formula="of:=[.O10]*[.C10]" office:value-type="float" office:value="402751488">
            <text:p>402751488</text:p>
          </table:table-cell>
          <table:table-cell table:style-name="ce3" table:formula="of:=[.D10]*4*[.D10]" office:value-type="float" office:value="16777216">
            <text:p>16777216</text:p>
          </table:table-cell>
          <table:table-cell table:style-name="ce3" table:formula="of:=4*[.D10]" office:value-type="float" office:value="8192">
            <text:p>8192</text:p>
          </table:table-cell>
          <table:table-cell table:style-name="ce3" table:formula="of:=4*[.D10]*[.D10]" office:value-type="float" office:value="16777216">
            <text:p>16777216</text:p>
          </table:table-cell>
          <table:table-cell table:style-name="ce3" table:formula="of:=[.D10]" office:value-type="float" office:value="2048">
            <text:p>2048</text:p>
          </table:table-cell>
          <table:table-cell table:style-name="ce3" table:formula="of:=[.J10]+SUM([.Q10:.T10])" office:value-type="float" office:value="33568768">
            <text:p>33568768</text:p>
          </table:table-cell>
          <table:table-cell table:style-name="ce3" table:formula="of:=[.U10]*[.C10]" office:value-type="float" office:value="805650432">
            <text:p>805650432</text:p>
          </table:table-cell>
          <table:table-cell table:style-name="ce7" table:formula="of:=[.D10]*[.H10]" office:value-type="float" office:value="102926336">
            <text:p>102,926,336</text:p>
          </table:table-cell>
          <table:table-cell table:style-name="ce7" table:formula="of:=[.D10]*[.G10]" office:value-type="float" office:value="4194304">
            <text:p>4,194,304</text:p>
          </table:table-cell>
          <table:table-cell table:style-name="ce6" office:value-type="string">
            <text:p>?</text:p>
          </table:table-cell>
          <table:table-cell table:style-name="ce7" table:formula="of:=[.W10]+[.X10]+[.P10]+[.V10]" office:value-type="float" office:value="1315522560">
            <text:p>1,315,522,560</text:p>
          </table:table-cell>
          <table:table-cell table:style-name="ce20" table:formula="of:=([.$B10]-[.Z10])/[.$B10]" office:value-type="percentage" office:value="-0.0119404307692308">
            <text:p>-1.2%</text:p>
          </table:table-cell>
          <table:table-cell table:style-name="ce14" table:formula="of:=([.O10]*[.C10])/[.Z10]" office:value-type="percentage" office:value="0.306153235410877">
            <text:p>30.62%</text:p>
          </table:table-cell>
          <table:table-cell table:style-name="ce14" table:formula="of:=([.U10]*[.C10])/[.Z10]" office:value-type="percentage" office:value="0.612418560119562">
            <text:p>61.24%</text:p>
          </table:table-cell>
          <table:table-cell table:style-name="ce14" table:formula="of:=[.W10]/[.Z10]" office:value-type="percentage" office:value="0.0782398866652656">
            <text:p>7.82%</text:p>
          </table:table-cell>
          <table:table-cell table:style-name="ce14" table:formula="of:=[.X10]/[.Z10]" office:value-type="percentage" office:value="0.0031883178042952">
            <text:p>0.32%</text:p>
          </table:table-cell>
          <table:table-cell table:style-name="ce14" table:formula="of:=SUM([.AB10:.AE10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GPT-3 2.7B</text:p>
          </table:table-cell>
          <table:table-cell table:style-name="ce7" office:value-type="float" office:value="2700000000">
            <text:p>2,700,000,000</text:p>
          </table:table-cell>
          <table:table-cell table:style-name="ce3" office:value-type="float" office:value="32">
            <text:p>32</text:p>
          </table:table-cell>
          <table:table-cell table:style-name="ce10" office:value-type="float" office:value="2560">
            <text:p>2560</text:p>
          </table:table-cell>
          <table:table-cell table:style-name="ce10" office:value-type="float" office:value="32">
            <text:p>32</text:p>
          </table:table-cell>
          <table:table-cell table:style-name="ce2" table:formula="of:=[.D11]/[.E11]" office:value-type="float" office:value="80">
            <text:p>80</text:p>
          </table:table-cell>
          <table:table-cell table:style-name="ce3" office:value-type="float" office:value="2048">
            <text:p>2048</text:p>
          </table:table-cell>
          <table:table-cell table:style-name="ce2" office:value-type="float" office:value="50257">
            <text:p>50257</text:p>
          </table:table-cell>
          <table:table-cell table:style-name="ce3" table:formula="of:=4*[.D11]" office:value-type="float" office:value="10240">
            <text:p>10240</text:p>
          </table:table-cell>
          <table:table-cell table:style-name="ce3" table:formula="of:=2*[.D11]" office:value-type="float" office:value="5120">
            <text:p>5120</text:p>
          </table:table-cell>
          <table:table-cell table:style-name="ce3" table:formula="of:=[.$D11]*[.$F11]*[.$E11]" office:value-type="float" office:value="6553600">
            <text:p>6553600</text:p>
          </table:table-cell>
          <table:table-cell table:style-name="ce3" table:formula="of:=[.$D11]*[.$F11]*[.$E11]" office:value-type="float" office:value="6553600">
            <text:p>6553600</text:p>
          </table:table-cell>
          <table:table-cell table:style-name="ce3" table:formula="of:=[.$D11]*[.$F11]*[.$E11]" office:value-type="float" office:value="6553600">
            <text:p>6553600</text:p>
          </table:table-cell>
          <table:table-cell table:style-name="ce3" table:formula="of:=[.D11]*[.D11]" office:value-type="float" office:value="6553600">
            <text:p>6553600</text:p>
          </table:table-cell>
          <table:table-cell table:style-name="ce3" table:formula="of:=SUM([.J11:.N11])" office:value-type="float" office:value="26219520">
            <text:p>26219520</text:p>
          </table:table-cell>
          <table:table-cell table:style-name="ce3" table:formula="of:=[.O11]*[.C11]" office:value-type="float" office:value="839024640">
            <text:p>839024640</text:p>
          </table:table-cell>
          <table:table-cell table:style-name="ce3" table:formula="of:=[.D11]*4*[.D11]" office:value-type="float" office:value="26214400">
            <text:p>26214400</text:p>
          </table:table-cell>
          <table:table-cell table:style-name="ce3" table:formula="of:=4*[.D11]" office:value-type="float" office:value="10240">
            <text:p>10240</text:p>
          </table:table-cell>
          <table:table-cell table:style-name="ce3" table:formula="of:=4*[.D11]*[.D11]" office:value-type="float" office:value="26214400">
            <text:p>26214400</text:p>
          </table:table-cell>
          <table:table-cell table:style-name="ce3" table:formula="of:=[.D11]" office:value-type="float" office:value="2560">
            <text:p>2560</text:p>
          </table:table-cell>
          <table:table-cell table:style-name="ce3" table:formula="of:=[.J11]+SUM([.Q11:.T11])" office:value-type="float" office:value="52446720">
            <text:p>52446720</text:p>
          </table:table-cell>
          <table:table-cell table:style-name="ce3" table:formula="of:=[.U11]*[.C11]" office:value-type="float" office:value="1678295040">
            <text:p>1678295040</text:p>
          </table:table-cell>
          <table:table-cell table:style-name="ce7" table:formula="of:=[.D11]*[.H11]" office:value-type="float" office:value="128657920">
            <text:p>128,657,920</text:p>
          </table:table-cell>
          <table:table-cell table:style-name="ce7" table:formula="of:=[.D11]*[.G11]" office:value-type="float" office:value="5242880">
            <text:p>5,242,880</text:p>
          </table:table-cell>
          <table:table-cell table:style-name="ce6" office:value-type="string">
            <text:p>?</text:p>
          </table:table-cell>
          <table:table-cell table:style-name="ce7" table:formula="of:=[.W11]+[.X11]+[.P11]+[.V11]" office:value-type="float" office:value="2651220480">
            <text:p>2,651,220,480</text:p>
          </table:table-cell>
          <table:table-cell table:style-name="ce20" table:formula="of:=([.$B11]-[.Z11])/[.$B11]" office:value-type="percentage" office:value="0.0180664888888889">
            <text:p>1.8%</text:p>
          </table:table-cell>
          <table:table-cell table:style-name="ce14" table:formula="of:=([.O11]*[.C11])/[.Z11]" office:value-type="percentage" office:value="0.316467319986907">
            <text:p>31.65%</text:p>
          </table:table-cell>
          <table:table-cell table:style-name="ce14" table:formula="of:=([.U11]*[.C11])/[.Z11]" office:value-type="percentage" office:value="0.633027336904096">
            <text:p>63.30%</text:p>
          </table:table-cell>
          <table:table-cell table:style-name="ce14" table:formula="of:=[.W11]/[.Z11]" office:value-type="percentage" office:value="0.0485278085962885">
            <text:p>4.85%</text:p>
          </table:table-cell>
          <table:table-cell table:style-name="ce14" table:formula="of:=[.X11]/[.Z11]" office:value-type="percentage" office:value="0.00197753451270865">
            <text:p>0.20%</text:p>
          </table:table-cell>
          <table:table-cell table:style-name="ce14" table:formula="of:=SUM([.AB11:.AE11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GPT-3 6.7B</text:p>
          </table:table-cell>
          <table:table-cell table:style-name="ce7" office:value-type="float" office:value="6700000000">
            <text:p>6,700,000,0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096">
            <text:p>4096</text:p>
          </table:table-cell>
          <table:table-cell table:style-name="ce3" office:value-type="float" office:value="32">
            <text:p>32</text:p>
          </table:table-cell>
          <table:table-cell table:style-name="ce2" table:formula="of:=[.D12]/[.E12]" office:value-type="float" office:value="128">
            <text:p>128</text:p>
          </table:table-cell>
          <table:table-cell table:style-name="ce3" office:value-type="float" office:value="2048">
            <text:p>2048</text:p>
          </table:table-cell>
          <table:table-cell table:style-name="ce2" office:value-type="float" office:value="50257">
            <text:p>50257</text:p>
          </table:table-cell>
          <table:table-cell table:style-name="ce3" table:formula="of:=4*[.D12]" office:value-type="float" office:value="16384">
            <text:p>16384</text:p>
          </table:table-cell>
          <table:table-cell table:style-name="ce3" table:formula="of:=2*[.D12]" office:value-type="float" office:value="8192">
            <text:p>8192</text:p>
          </table:table-cell>
          <table:table-cell table:style-name="ce3" table:formula="of:=[.$D12]*[.$F12]*[.$E12]" office:value-type="float" office:value="16777216">
            <text:p>16777216</text:p>
          </table:table-cell>
          <table:table-cell table:style-name="ce3" table:formula="of:=[.$D12]*[.$F12]*[.$E12]" office:value-type="float" office:value="16777216">
            <text:p>16777216</text:p>
          </table:table-cell>
          <table:table-cell table:style-name="ce3" table:formula="of:=[.$D12]*[.$F12]*[.$E12]" office:value-type="float" office:value="16777216">
            <text:p>16777216</text:p>
          </table:table-cell>
          <table:table-cell table:style-name="ce3" table:formula="of:=[.D12]*[.D12]" office:value-type="float" office:value="16777216">
            <text:p>16777216</text:p>
          </table:table-cell>
          <table:table-cell table:style-name="ce3" table:formula="of:=SUM([.J12:.N12])" office:value-type="float" office:value="67117056">
            <text:p>67117056</text:p>
          </table:table-cell>
          <table:table-cell table:style-name="ce3" table:formula="of:=[.O12]*[.C12]" office:value-type="float" office:value="2147745792">
            <text:p>2147745792</text:p>
          </table:table-cell>
          <table:table-cell table:style-name="ce3" table:formula="of:=[.D12]*4*[.D12]" office:value-type="float" office:value="67108864">
            <text:p>67108864</text:p>
          </table:table-cell>
          <table:table-cell table:style-name="ce3" table:formula="of:=4*[.D12]" office:value-type="float" office:value="16384">
            <text:p>16384</text:p>
          </table:table-cell>
          <table:table-cell table:style-name="ce3" table:formula="of:=4*[.D12]*[.D12]" office:value-type="float" office:value="67108864">
            <text:p>67108864</text:p>
          </table:table-cell>
          <table:table-cell table:style-name="ce3" table:formula="of:=[.D12]" office:value-type="float" office:value="4096">
            <text:p>4096</text:p>
          </table:table-cell>
          <table:table-cell table:style-name="ce3" table:formula="of:=[.J12]+SUM([.Q12:.T12])" office:value-type="float" office:value="134246400">
            <text:p>134246400</text:p>
          </table:table-cell>
          <table:table-cell table:style-name="ce3" table:formula="of:=[.U12]*[.C12]" office:value-type="float" office:value="4295884800">
            <text:p>4295884800</text:p>
          </table:table-cell>
          <table:table-cell table:style-name="ce7" table:formula="of:=[.D12]*[.H12]" office:value-type="float" office:value="205852672">
            <text:p>205,852,672</text:p>
          </table:table-cell>
          <table:table-cell table:style-name="ce7" table:formula="of:=[.D12]*[.G12]" office:value-type="float" office:value="8388608">
            <text:p>8,388,608</text:p>
          </table:table-cell>
          <table:table-cell table:style-name="ce6" office:value-type="string">
            <text:p>?</text:p>
          </table:table-cell>
          <table:table-cell table:style-name="ce7" table:formula="of:=[.W12]+[.X12]+[.P12]+[.V12]" office:value-type="float" office:value="6657871872">
            <text:p>6,657,871,872</text:p>
          </table:table-cell>
          <table:table-cell table:style-name="ce20" table:formula="of:=([.$B12]-[.Z12])/[.$B12]" office:value-type="percentage" office:value="0.00628778029850746">
            <text:p>0.6%</text:p>
          </table:table-cell>
          <table:table-cell table:style-name="ce14" table:formula="of:=([.O12]*[.C12])/[.Z12]" office:value-type="percentage" office:value="0.322587432334414">
            <text:p>32.26%</text:p>
          </table:table-cell>
          <table:table-cell table:style-name="ce14" table:formula="of:=([.U12]*[.C12])/[.Z12]" office:value-type="percentage" office:value="0.645233924982328">
            <text:p>64.52%</text:p>
          </table:table-cell>
          <table:table-cell table:style-name="ce14" table:formula="of:=[.W12]/[.Z12]" office:value-type="percentage" office:value="0.0309186893286011">
            <text:p>3.09%</text:p>
          </table:table-cell>
          <table:table-cell table:style-name="ce14" table:formula="of:=[.X12]/[.Z12]" office:value-type="percentage" office:value="0.00125995335465657">
            <text:p>0.13%</text:p>
          </table:table-cell>
          <table:table-cell table:style-name="ce14" table:formula="of:=SUM([.AB12:.AE12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GPT-3 13B</text:p>
          </table:table-cell>
          <table:table-cell table:style-name="ce7" office:value-type="float" office:value="13000000000">
            <text:p>13,000,000,0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5140">
            <text:p>5140</text:p>
          </table:table-cell>
          <table:table-cell table:style-name="ce3" office:value-type="float" office:value="40">
            <text:p>40</text:p>
          </table:table-cell>
          <table:table-cell table:style-name="ce2" table:formula="of:=[.D13]/[.E13]" office:value-type="float" office:value="128.5">
            <text:p>128.5</text:p>
          </table:table-cell>
          <table:table-cell table:style-name="ce3" office:value-type="float" office:value="2048">
            <text:p>2048</text:p>
          </table:table-cell>
          <table:table-cell table:style-name="ce2" office:value-type="float" office:value="50257">
            <text:p>50257</text:p>
          </table:table-cell>
          <table:table-cell table:style-name="ce3" table:formula="of:=4*[.D13]" office:value-type="float" office:value="20560">
            <text:p>20560</text:p>
          </table:table-cell>
          <table:table-cell table:style-name="ce3" table:formula="of:=2*[.D13]" office:value-type="float" office:value="10280">
            <text:p>10280</text:p>
          </table:table-cell>
          <table:table-cell table:style-name="ce3" table:formula="of:=[.$D13]*[.$F13]*[.$E13]" office:value-type="float" office:value="26419600">
            <text:p>26419600</text:p>
          </table:table-cell>
          <table:table-cell table:style-name="ce3" table:formula="of:=[.$D13]*[.$F13]*[.$E13]" office:value-type="float" office:value="26419600">
            <text:p>26419600</text:p>
          </table:table-cell>
          <table:table-cell table:style-name="ce3" table:formula="of:=[.$D13]*[.$F13]*[.$E13]" office:value-type="float" office:value="26419600">
            <text:p>26419600</text:p>
          </table:table-cell>
          <table:table-cell table:style-name="ce3" table:formula="of:=[.D13]*[.D13]" office:value-type="float" office:value="26419600">
            <text:p>26419600</text:p>
          </table:table-cell>
          <table:table-cell table:style-name="ce3" table:formula="of:=SUM([.J13:.N13])" office:value-type="float" office:value="105688680">
            <text:p>105688680</text:p>
          </table:table-cell>
          <table:table-cell table:style-name="ce3" table:formula="of:=[.O13]*[.C13]" office:value-type="float" office:value="4227547200">
            <text:p>4227547200</text:p>
          </table:table-cell>
          <table:table-cell table:style-name="ce3" table:formula="of:=[.D13]*4*[.D13]" office:value-type="float" office:value="105678400">
            <text:p>105678400</text:p>
          </table:table-cell>
          <table:table-cell table:style-name="ce3" table:formula="of:=4*[.D13]" office:value-type="float" office:value="20560">
            <text:p>20560</text:p>
          </table:table-cell>
          <table:table-cell table:style-name="ce3" table:formula="of:=4*[.D13]*[.D13]" office:value-type="float" office:value="105678400">
            <text:p>105678400</text:p>
          </table:table-cell>
          <table:table-cell table:style-name="ce3" table:formula="of:=[.D13]" office:value-type="float" office:value="5140">
            <text:p>5140</text:p>
          </table:table-cell>
          <table:table-cell table:style-name="ce3" table:formula="of:=[.J13]+SUM([.Q13:.T13])" office:value-type="float" office:value="211392780">
            <text:p>211392780</text:p>
          </table:table-cell>
          <table:table-cell table:style-name="ce3" table:formula="of:=[.U13]*[.C13]" office:value-type="float" office:value="8455711200">
            <text:p>8455711200</text:p>
          </table:table-cell>
          <table:table-cell table:style-name="ce7" table:formula="of:=[.D13]*[.H13]" office:value-type="float" office:value="258320980">
            <text:p>258,320,980</text:p>
          </table:table-cell>
          <table:table-cell table:style-name="ce7" table:formula="of:=[.D13]*[.G13]" office:value-type="float" office:value="10526720">
            <text:p>10,526,720</text:p>
          </table:table-cell>
          <table:table-cell table:style-name="ce6" office:value-type="string">
            <text:p>?</text:p>
          </table:table-cell>
          <table:table-cell table:style-name="ce7" table:formula="of:=[.W13]+[.X13]+[.P13]+[.V13]" office:value-type="float" office:value="12952106100">
            <text:p>12,952,106,100</text:p>
          </table:table-cell>
          <table:table-cell table:style-name="ce20" table:formula="of:=([.$B13]-[.Z13])/[.$B13]" office:value-type="percentage" office:value="0.00368414615384615">
            <text:p>0.4%</text:p>
          </table:table-cell>
          <table:table-cell table:style-name="ce14" table:formula="of:=([.O13]*[.C13])/[.Z13]" office:value-type="percentage" office:value="0.32639843801156">
            <text:p>32.64%</text:p>
          </table:table-cell>
          <table:table-cell table:style-name="ce14" table:formula="of:=([.U13]*[.C13])/[.Z13]" office:value-type="percentage" office:value="0.652844497621896">
            <text:p>65.28%</text:p>
          </table:table-cell>
          <table:table-cell table:style-name="ce14" table:formula="of:=[.W13]/[.Z13]" office:value-type="percentage" office:value="0.0199443224140976">
            <text:p>1.99%</text:p>
          </table:table-cell>
          <table:table-cell table:style-name="ce14" table:formula="of:=[.X13]/[.Z13]" office:value-type="percentage" office:value="0.000812741952445865">
            <text:p>0.08%</text:p>
          </table:table-cell>
          <table:table-cell table:style-name="ce14" table:formula="of:=SUM([.AB13:.AE13])" office:value-type="percentage" office:value="1">
            <text:p>100.00%</text:p>
          </table:table-cell>
          <table:table-cell table:number-columns-repeated="992"/>
        </table:table-row>
        <table:table-row table:style-name="ro1">
          <table:table-cell table:style-name="ce3" office:value-type="string">
            <text:p>GPT-3 175B</text:p>
          </table:table-cell>
          <table:table-cell table:style-name="ce7" office:value-type="float" office:value="175000000000">
            <text:p>175,000,000,000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2288">
            <text:p>12288</text:p>
          </table:table-cell>
          <table:table-cell table:style-name="ce3" office:value-type="float" office:value="96">
            <text:p>96</text:p>
          </table:table-cell>
          <table:table-cell table:style-name="ce2" table:formula="of:=[.D14]/[.E14]" office:value-type="float" office:value="128">
            <text:p>128</text:p>
          </table:table-cell>
          <table:table-cell table:style-name="ce3" office:value-type="float" office:value="2048">
            <text:p>2048</text:p>
          </table:table-cell>
          <table:table-cell table:style-name="ce2" office:value-type="float" office:value="50257">
            <text:p>50257</text:p>
          </table:table-cell>
          <table:table-cell table:style-name="ce3" table:formula="of:=4*[.D14]" office:value-type="float" office:value="49152">
            <text:p>49152</text:p>
          </table:table-cell>
          <table:table-cell table:style-name="ce3" table:formula="of:=2*[.D14]" office:value-type="float" office:value="24576">
            <text:p>24576</text:p>
          </table:table-cell>
          <table:table-cell table:style-name="ce3" table:formula="of:=[.$D14]*[.$F14]*[.$E14]" office:value-type="float" office:value="150994944">
            <text:p>150994944</text:p>
          </table:table-cell>
          <table:table-cell table:style-name="ce3" table:formula="of:=[.$D14]*[.$F14]*[.$E14]" office:value-type="float" office:value="150994944">
            <text:p>150994944</text:p>
          </table:table-cell>
          <table:table-cell table:style-name="ce3" table:formula="of:=[.$D14]*[.$F14]*[.$E14]" office:value-type="float" office:value="150994944">
            <text:p>150994944</text:p>
          </table:table-cell>
          <table:table-cell table:style-name="ce3" table:formula="of:=[.D14]*[.D14]" office:value-type="float" office:value="150994944">
            <text:p>150994944</text:p>
          </table:table-cell>
          <table:table-cell table:style-name="ce3" table:formula="of:=SUM([.J14:.N14])" office:value-type="float" office:value="604004352">
            <text:p>604004352</text:p>
          </table:table-cell>
          <table:table-cell table:style-name="ce3" table:formula="of:=[.O14]*[.C14]" office:value-type="float" office:value="57984417792">
            <text:p>57984417792</text:p>
          </table:table-cell>
          <table:table-cell table:style-name="ce3" table:formula="of:=[.D14]*4*[.D14]" office:value-type="float" office:value="603979776">
            <text:p>603979776</text:p>
          </table:table-cell>
          <table:table-cell table:style-name="ce3" table:formula="of:=4*[.D14]" office:value-type="float" office:value="49152">
            <text:p>49152</text:p>
          </table:table-cell>
          <table:table-cell table:style-name="ce3" table:formula="of:=4*[.D14]*[.D14]" office:value-type="float" office:value="603979776">
            <text:p>603979776</text:p>
          </table:table-cell>
          <table:table-cell table:style-name="ce3" table:formula="of:=[.D14]" office:value-type="float" office:value="12288">
            <text:p>12288</text:p>
          </table:table-cell>
          <table:table-cell table:style-name="ce3" table:formula="of:=[.J14]+SUM([.Q14:.T14])" office:value-type="float" office:value="1208045568">
            <text:p>1208045568</text:p>
          </table:table-cell>
          <table:table-cell table:style-name="ce3" table:formula="of:=[.U14]*[.C14]" office:value-type="float" office:value="115972374528">
            <text:p>115972374528</text:p>
          </table:table-cell>
          <table:table-cell table:style-name="ce7" table:formula="of:=[.D14]*[.H14]" office:value-type="float" office:value="617558016">
            <text:p>617,558,016</text:p>
          </table:table-cell>
          <table:table-cell table:style-name="ce7" table:formula="of:=[.D14]*[.G14]" office:value-type="float" office:value="25165824">
            <text:p>25,165,824</text:p>
          </table:table-cell>
          <table:table-cell table:style-name="ce6" office:value-type="string">
            <text:p>?</text:p>
          </table:table-cell>
          <table:table-cell table:style-name="ce7" table:formula="of:=[.W14]+[.X14]+[.P14]+[.V14]" office:value-type="float" office:value="174599516160">
            <text:p>174,599,516,160</text:p>
          </table:table-cell>
          <table:table-cell table:style-name="ce20" table:formula="of:=([.$B14]-[.Z14])/[.$B14]" office:value-type="percentage" office:value="0.00228847908571429">
            <text:p>0.2%</text:p>
          </table:table-cell>
          <table:table-cell table:style-name="ce14" table:formula="of:=([.O14]*[.C14])/[.Z14]" office:value-type="percentage" office:value="0.332099533075819">
            <text:p>33.21%</text:p>
          </table:table-cell>
          <table:table-cell table:style-name="ce14" table:formula="of:=([.U14]*[.C14])/[.Z14]" office:value-type="percentage" office:value="0.664219335073786">
            <text:p>66.42%</text:p>
          </table:table-cell>
          <table:table-cell table:style-name="ce14" table:formula="of:=[.W14]/[.Z14]" office:value-type="percentage" office:value="0.00353699729290246">
            <text:p>0.35%</text:p>
          </table:table-cell>
          <table:table-cell table:style-name="ce14" table:formula="of:=[.X14]/[.Z14]" office:value-type="percentage" office:value="0.000144134557491777">
            <text:p>0.01%</text:p>
          </table:table-cell>
          <table:table-cell table:style-name="ce14" table:formula="of:=SUM([.AB14:.AE14])" office:value-type="percentage" office:value="1">
            <text:p>100.00%</text:p>
          </table:table-cell>
          <table:table-cell table:number-columns-repeated="992"/>
        </table:table-row>
        <table:table-row table:style-name="ro2">
          <table:table-cell/>
          <table:table-cell>
            <draw:frame table:end-cell-address="params.P51" table:end-x="0.7606in" table:end-y="0.0831in" draw:z-index="0" draw:name="Chart 1" draw:style-name="gr1" draw:text-style-name="P1" svg:width="8.9469in" svg:height="7.5339in" svg:x="0.3957in" svg:y="0.1252in">
              <draw:object draw:notify-on-update-of-ranges="params.N26:params.N29 params.R25:params.R25 params.R26:params.R29 params.Q25:params.Q25 params.Q26:params.Q29 params.P25:params.P25 params.P26:params.P29 params.O25:params.O25 params.O26:params.O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>
          <table:table-cell table:number-columns-repeated="15"/>
          <table:table-cell table:style-name="ce15" table:number-columns-repeated="2"/>
          <table:table-cell table:number-columns-repeated="1007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number-columns-repeated="13"/>
          <table:table-cell table:style-name="ce2" office:value-type="string">
            <text:p>Model</text:p>
          </table:table-cell>
          <table:table-cell table:style-name="ce2" office:value-type="string">
            <text:p>Embed</text:p>
          </table:table-cell>
          <table:table-cell table:style-name="ce2" office:value-type="string">
            <text:p>Positional Embed</text:p>
          </table:table-cell>
          <table:table-cell table:style-name="ce2" office:value-type="string">
            <text:p>Attention</text:p>
          </table:table-cell>
          <table:table-cell table:style-name="ce2" office:value-type="string">
            <text:p>MLP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3" table:formula="of:=[.A3]" office:value-type="string" office:string-value="GPT-2 Small 124M">
            <text:p>GPT-2 Small 124M</text:p>
          </table:table-cell>
          <table:table-cell table:style-name="ce14" table:formula="of:=[.W3]/[.Z3]" office:value-type="percentage" office:value="0.31026478414135">
            <text:p>31.03%</text:p>
          </table:table-cell>
          <table:table-cell table:style-name="ce14" table:formula="of:=[.X3]/[.Z3]" office:value-type="percentage" office:value="0.00632172909168359">
            <text:p>0.63%</text:p>
          </table:table-cell>
          <table:table-cell table:style-name="ce14" table:formula="of:=[.P3]/[.Z3]" office:value-type="percentage" office:value="0.227730412826196">
            <text:p>22.77%</text:p>
          </table:table-cell>
          <table:table-cell table:style-name="ce14" table:formula="of:=[.V3]/[.Z3]" office:value-type="percentage" office:value="0.455683073940771">
            <text:p>45.57%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3" table:formula="of:=[.A4]" office:value-type="string" office:string-value="GPT-2 Medium 345M">
            <text:p>GPT-2 Medium 345M</text:p>
          </table:table-cell>
          <table:table-cell table:style-name="ce14" table:formula="of:=[.W4]/[.Z4]" office:value-type="percentage" office:value="0.145079948846595">
            <text:p>14.51%</text:p>
          </table:table-cell>
          <table:table-cell table:style-name="ce14" table:formula="of:=[.X4]/[.Z4]" office:value-type="percentage" office:value="0.00295604328986833">
            <text:p>0.30%</text:p>
          </table:table-cell>
          <table:table-cell table:style-name="ce14" table:formula="of:=[.P4]/[.Z4]" office:value-type="percentage" office:value="0.283918720356573">
            <text:p>28.39%</text:p>
          </table:table-cell>
          <table:table-cell table:style-name="ce14" table:formula="of:=[.V4]/[.Z4]" office:value-type="percentage" office:value="0.568045287506964">
            <text:p>56.80%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3" table:formula="of:=[.A5]" office:value-type="string" office:string-value="GPT-2 Large 774M">
            <text:p>GPT-2 Large 774M</text:p>
          </table:table-cell>
          <table:table-cell table:style-name="ce14" table:formula="of:=[.W5]/[.Z5]" office:value-type="percentage" office:value="0.0831291920637152">
            <text:p>8.31%</text:p>
          </table:table-cell>
          <table:table-cell table:style-name="ce14" table:formula="of:=[.X5]/[.Z5]" office:value-type="percentage" office:value="0.00169377982516355">
            <text:p>0.17%</text:p>
          </table:table-cell>
          <table:table-cell table:style-name="ce14" table:formula="of:=[.P5]/[.Z5]" office:value-type="percentage" office:value="0.304999462423395">
            <text:p>30.50%</text:p>
          </table:table-cell>
          <table:table-cell table:style-name="ce14" table:formula="of:=[.V5]/[.Z5]" office:value-type="percentage" office:value="0.610177565687726">
            <text:p>61.02%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3" table:formula="of:=[.A6]" office:value-type="string" office:string-value="GPT-2 XL 1.5B">
            <text:p>GPT-2 XL 1.5B</text:p>
          </table:table-cell>
          <table:table-cell table:style-name="ce14" table:formula="of:=[.W6]/[.Z6]" office:value-type="percentage" office:value="0.0516349827855993">
            <text:p>5.16%</text:p>
          </table:table-cell>
          <table:table-cell table:style-name="ce14" table:formula="of:=[.X6]/[.Z6]" office:value-type="percentage" office:value="0.00105207677283669">
            <text:p>0.11%</text:p>
          </table:table-cell>
          <table:table-cell table:style-name="ce14" table:formula="of:=[.P6]/[.Z6]" office:value-type="percentage" office:value="0.315721664048461">
            <text:p>31.57%</text:p>
          </table:table-cell>
          <table:table-cell table:style-name="ce14" table:formula="of:=[.V6]/[.Z6]" office:value-type="percentage" office:value="0.631591276393103">
            <text:p>63.16%</text:p>
          </table:table-cell>
          <table:table-cell table:number-columns-repeated="100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_1" table:target-range-address="params.A2:params.AF1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percentage-style style:name="N120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6">10/06/2024</text:date>, <text:time>16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PT-3" style:display-name="PageStyle_GPT-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T-2" style:display-name="PageStyle_GPT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T-4_20__28_Speculation_29_" style:display-name="PageStyle_GPT-4 (Speculation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4-10-06T16:02:24</dc:date>
    <dc:creator>Jeremy Dolan</dc:creator>
    <meta:editing-duration>PT1M9S</meta:editing-duration>
    <meta:editing-cycles>1</meta:editing-cycles>
    <meta:document-statistic meta:table-count="1" meta:cell-count="4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interval-minor-divisor="5" chart:gap-width="150" chart:overlap="100" chart:reverse-direction="false" text:line-break="false" chart:link-data-style-to-sourc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11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 style:data-style-name="N11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ea4335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10" style:family="chart" style:data-style-name="N0">
      <style:graphic-properties draw:fill-color="#ffff00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0ff0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726cm" svg:height="19.137cm" xlink:href=".." xlink:type="simple" chart:class="chart:bar" chart:style-name="ch1">
        <chart:legend chart:legend-position="end" svg:x="19.211cm" svg:y="8.562cm" style:legend-expansion="high" chart:style-name="ch2"/>
        <chart:plot-area chart:style-name="ch3" table:cell-range-address="params.N25:params.R29" chart:data-source-has-labels="both" svg:x="0.904cm" svg:y="1.663cm" svg:width="17.399cm" svg:height="16.672cm">
          <chartooo:coordinate-region svg:x="1.507cm" svg:y="1.852cm" svg:width="16.796cm" svg:height="16.006cm"/>
          <chart:axis chart:dimension="x" chart:name="primary-x" chart:style-name="ch4" chartooo:axis-type="text">
            <chart:categories table:cell-range-address="params.N26:params.N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ams.R26:params.R29" chart:label-cell-address="params.R25:params.R25" chart:class="chart:bar">
            <chart:data-point chart:repeated="2"/>
            <chart:data-point chart:style-name="ch8"/>
            <chart:data-point/>
          </chart:series>
          <chart:series chart:style-name="ch9" chart:values-cell-range-address="params.Q26:params.Q29" chart:label-cell-address="params.Q25:params.Q25" chart:class="chart:bar">
            <chart:data-point chart:repeated="3"/>
            <chart:data-point chart:style-name="ch8"/>
          </chart:series>
          <chart:series chart:style-name="ch10" chart:values-cell-range-address="params.P26:params.P29" chart:label-cell-address="params.P25:params.P25" chart:class="chart:bar">
            <chart:data-point/>
            <chart:data-point chart:style-name="ch8"/>
            <chart:data-point chart:repeated="2"/>
          </chart:series>
          <chart:series chart:style-name="ch11" chart:values-cell-range-address="params.O26:params.O29" chart:label-cell-address="params.O25:params.O2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</text:p>
                <draw:g>
                  <svg:desc>params.R25:params.R25</svg:desc>
                </draw:g>
              </table:table-cell>
              <table:table-cell office:value-type="string">
                <text:p>Attention</text:p>
                <draw:g>
                  <svg:desc>params.Q25:params.Q25</svg:desc>
                </draw:g>
              </table:table-cell>
              <table:table-cell office:value-type="string">
                <text:p>Positional Embed</text:p>
                <draw:g>
                  <svg:desc>params.P25:params.P25</svg:desc>
                </draw:g>
              </table:table-cell>
              <table:table-cell office:value-type="string">
                <text:p>Embed</text:p>
                <draw:g>
                  <svg:desc>params.O25:params.O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T-2 Small 124M</text:p>
                <draw:g>
                  <svg:desc>params.N26:params.N29</svg:desc>
                </draw:g>
              </table:table-cell>
              <table:table-cell office:value-type="float" office:value="0.455683073940771">
                <text:p>0.455683073940771</text:p>
                <draw:g>
                  <svg:desc>params.R26:params.R29</svg:desc>
                </draw:g>
              </table:table-cell>
              <table:table-cell office:value-type="float" office:value="0.227730412826196">
                <text:p>0.227730412826196</text:p>
                <draw:g>
                  <svg:desc>params.Q26:params.Q29</svg:desc>
                </draw:g>
              </table:table-cell>
              <table:table-cell office:value-type="float" office:value="0.00632172909168359">
                <text:p>0.00632172909168359</text:p>
                <draw:g>
                  <svg:desc>params.P26:params.P29</svg:desc>
                </draw:g>
              </table:table-cell>
              <table:table-cell office:value-type="float" office:value="0.31026478414135">
                <text:p>0.31026478414135</text:p>
                <draw:g>
                  <svg:desc>params.O26:params.O29</svg:desc>
                </draw:g>
              </table:table-cell>
            </table:table-row>
            <table:table-row>
              <table:table-cell office:value-type="string">
                <text:p>GPT-2 Medium 345M</text:p>
              </table:table-cell>
              <table:table-cell office:value-type="float" office:value="0.568045287506964">
                <text:p>0.568045287506964</text:p>
              </table:table-cell>
              <table:table-cell office:value-type="float" office:value="0.283918720356573">
                <text:p>0.283918720356573</text:p>
              </table:table-cell>
              <table:table-cell office:value-type="float" office:value="0.00295604328986833">
                <text:p>0.00295604328986833</text:p>
              </table:table-cell>
              <table:table-cell office:value-type="float" office:value="0.145079948846595">
                <text:p>0.145079948846595</text:p>
              </table:table-cell>
            </table:table-row>
            <table:table-row>
              <table:table-cell office:value-type="string">
                <text:p>GPT-2 Large 774M</text:p>
              </table:table-cell>
              <table:table-cell office:value-type="float" office:value="0.610177565687726">
                <text:p>0.610177565687726</text:p>
              </table:table-cell>
              <table:table-cell office:value-type="float" office:value="0.304999462423395">
                <text:p>0.304999462423395</text:p>
              </table:table-cell>
              <table:table-cell office:value-type="float" office:value="0.00169377982516355">
                <text:p>0.00169377982516355</text:p>
              </table:table-cell>
              <table:table-cell office:value-type="float" office:value="0.0831291920637152">
                <text:p>0.0831291920637152</text:p>
              </table:table-cell>
            </table:table-row>
            <table:table-row>
              <table:table-cell office:value-type="string">
                <text:p>GPT-2 XL 1.5B</text:p>
              </table:table-cell>
              <table:table-cell office:value-type="float" office:value="0.631591276393103">
                <text:p>0.631591276393103</text:p>
              </table:table-cell>
              <table:table-cell office:value-type="float" office:value="0.315721664048461">
                <text:p>0.315721664048461</text:p>
              </table:table-cell>
              <table:table-cell office:value-type="float" office:value="0.00105207677283669">
                <text:p>0.00105207677283669</text:p>
              </table:table-cell>
              <table:table-cell office:value-type="float" office:value="0.0516349827855993">
                <text:p>0.0516349827855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